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QueryFactory.getMaxBasic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QueryFactory.getNrQueriesM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icQueryFactory.BasicQueryFactory( int maxBasicQu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QueryFactory.BasicQuer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QueryFactory.check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QueryFactory.new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QueryFactory.newSpan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